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2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3" style:family="paragraph" style:parent-style-name="Standard" style:list-style-name="WWNum1">
      <style:paragraph-properties fo:margin-left="0.1252in" fo:margin-right="0in" fo:margin-top="0in" fo:margin-bottom="0.139in" loext:contextual-spacing="false" fo:line-height="100%" fo:text-align="justify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/>
    </style:style>
    <style:style style:name="P5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6" style:family="paragraph" style:parent-style-name="Standard">
      <style:paragraph-properties fo:margin-left="0.5in" fo:margin-right="0in" fo:margin-top="0in" fo:margin-bottom="0.139in" loext:contextual-spacing="false" fo:line-height="100%" fo:text-align="justify" style:justify-single-word="false" fo:text-indent="0in" style:auto-text-indent="false"/>
    </style:style>
    <style:style style:name="P7" style:family="paragraph" style:parent-style-name="Standard" style:list-style-name="WWNum1">
      <style:paragraph-properties fo:margin-left="0.6252in" fo:margin-right="0in" fo:margin-top="0in" fo:margin-bottom="0.139in" loext:contextual-spacing="true" fo:line-height="100%" fo:text-align="justify" style:justify-single-word="false" fo:text-indent="0in" style:auto-text-indent="false"/>
    </style:style>
    <style:style style:name="P8" style:family="paragraph" style:parent-style-name="Standard">
      <style:paragraph-properties fo:margin-left="1.5in" fo:margin-right="0in" fo:margin-top="0in" fo:margin-bottom="0.139in" loext:contextual-spacing="false" fo:line-height="100%" fo:text-align="justify" style:justify-single-word="false" fo:text-indent="0in" style:auto-text-indent="false"/>
    </style:style>
    <style:style style:name="P9" style:family="paragraph" style:parent-style-name="Standard">
      <style:paragraph-properties fo:margin-left="1.5in" fo:margin-right="0in" fo:margin-top="0in" fo:margin-bottom="0.139in" loext:contextual-spacing="false" fo:line-height="100%" fo:text-align="justify" style:justify-single-word="false" fo:text-indent="0.5in" style:auto-text-indent="false"/>
    </style:style>
    <style:style style:name="P10" style:family="paragraph" style:parent-style-name="Standard">
      <style:paragraph-properties fo:margin-left="1in" fo:margin-right="0in" fo:margin-top="0in" fo:margin-bottom="0.139in" loext:contextual-spacing="false" fo:line-height="100%" fo:text-align="justify" style:justify-single-word="false" fo:text-indent="0.5in" style:auto-text-indent="false"/>
    </style:style>
    <style:style style:name="P11" style:family="paragraph" style:parent-style-name="Standard">
      <style:paragraph-properties fo:margin-left="2in" fo:margin-right="0in" fo:margin-top="0in" fo:margin-bottom="0.139in" loext:contextual-spacing="false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1in" fo:margin-right="0in" fo:margin-top="0in" fo:margin-bottom="0.139in" loext:contextual-spacing="false" fo:line-height="100%" fo:text-align="justify" style:justify-single-word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 fo:font-weight="bold" style:font-weight-asian="bold"/>
    </style:style>
    <style:style style:name="T3" style:family="text">
      <style:text-properties fo:background-color="#741b47" loext:char-shading-value="0"/>
    </style:style>
    <style:style style:name="T4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ORD SEARCH PUZZLE</text:span></text:p>
      <text:p text:style-name="P1"/>
      <text:p text:style-name="P1">The word search puzzle is a game that consists of words placed in a grid. The objective is to find all the words hidden inside the box. </text:p>
      <text:p text:style-name="P1"/>
      <text:list xml:id="list284580582305803267" text:style-name="WWNum1">
        <text:list-item>
          <text:p text:style-name="P3"><text:span text:style-name="T1"><text:s/>Players</text:span></text:p>
        </text:list-item>
      </text:list>
      <text:p text:style-name="P4">This game is for 1 or 2 players.</text:p>
      <text:list xml:id="list51737434479413" text:continue-numbering="true" text:style-name="WWNum1">
        <text:list-item>
          <text:p text:style-name="P3"><text:span text:style-name="T1"><text:s/>The words</text:span></text:p>
        </text:list-item>
      </text:list>
      <text:p text:style-name="P5">All the words on the board are related to a subject.</text:p>
      <text:p text:style-name="P5">The words may be placed horizontally, vertically, or diagonally. </text:p>
      <text:p text:style-name="P5">The words may be placed backwards.</text:p>
      <text:p text:style-name="P5">When the player finds a word, the player specifies it by writing on the command line the first and the last cell of the word.</text:p>
      <text:p text:style-name="P5">If a player finds a word that exists, but it is not on the list of words to find. The player is informed that the word is not on list.</text:p>
      <text:list xml:id="list51738475859071" text:continue-numbering="true" text:style-name="WWNum1">
        <text:list-item>
          <text:p text:style-name="P3"><text:span text:style-name="T1"><text:s/>The board</text:span></text:p>
        </text:list-item>
      </text:list>
      <text:p text:style-name="P5">The board has 10 rows and 10 columns. </text:p>
      <text:p text:style-name="P5">Each row and each column have a number to be able to identify them.</text:p>
      <text:p text:style-name="P5">Each cell of the board corresponds to a letter.</text:p>
      <text:p text:style-name="P5">Number of words in each board: 16 words.</text:p>
      <text:p text:style-name="P5">Each row can rotate horizontally and each column can rotate vertically to allow the player to find the words.</text:p>
      <text:p text:style-name="P6"><text:span text:style-name="T1"><text:s/>Rotating the board</text:span></text:p>
      <text:p text:style-name="P5">If the player wants to rotate a column, the player must specify the number of the column and how many steps wants to rotate up or down.</text:p>
      <text:p text:style-name="P5">If the player wants to rotate a row, the player must specify the number of the row and how many steps wants to rotate left or right.</text:p>
      <text:p text:style-name="P5">Each row and each column can be rotated an indefinitely amount of times.</text:p>
      <text:p text:style-name="P5">The player always have the possibility to restore the board to its original state.</text:p>
      <text:list xml:id="list51737359189050" text:continue-numbering="true" text:style-name="WWNum1">
        <text:list-item>
          <text:p text:style-name="P3"><text:span text:style-name="T1"><text:s/>The subjects </text:span></text:p>
        </text:list-item>
      </text:list>
      <text:p text:style-name="P5">The language of the game is English.</text:p>
      <text:p text:style-name="P5"><text:soft-page-break/>Before starting the game, a player chooses a subject. All the words on the board are related to this subject. </text:p>
      <text:p text:style-name="P5">The game has a list of words corresponding to each subject. <text:s/></text:p>
      <text:p text:style-name="P5">The words that are placed on the board are chosen randomly in every game according to the subject.</text:p>
      <text:list xml:id="list51738837921194" text:continue-numbering="true" text:style-name="WWNum1">
        <text:list-item>
          <text:p text:style-name="P3"><text:span text:style-name="T1"><text:s/>The clues</text:span></text:p>
        </text:list-item>
      </text:list>
      <text:p text:style-name="P5">Different types of clues can be displayed in order to help the player to find the words. </text:p>
      <text:p text:style-name="P5">The type of clue that is used during the game is chosen by the player. </text:p>
      <text:p text:style-name="P5">The types of clues are the following:</text:p>
      <text:list xml:id="list51738579929894" text:continue-numbering="true" text:style-name="WWNum1">
        <text:list-item>
          <text:list>
            <text:list-item>
              <text:list>
                <text:list-item>
                  <text:p text:style-name="P7"><text:span text:style-name="T1"><text:s/>By subject: </text:span>only the subject and the number of words that have not been found is displayed for each board.</text:p>
                </text:list-item>
              </text:list>
            </text:list-item>
          </text:list>
        </text:list-item>
      </text:list>
      <text:p text:style-name="P8">Subject: Animals. <text:s text:c="7"/>Words left: 5.</text:p>
      <text:list xml:id="list51739087995480" text:continue-numbering="true" text:style-name="WWNum1">
        <text:list-item>
          <text:list>
            <text:list-item>
              <text:list>
                <text:list-item>
                  <text:p text:style-name="P7"><text:span text:style-name="T1"><text:s/>By solution: </text:span>the subject and the list of words that have not been found are displayed for each board.</text:p>
                </text:list-item>
              </text:list>
            </text:list-item>
          </text:list>
        </text:list-item>
      </text:list>
      <text:p text:style-name="P8">Animals: </text:p>
      <text:p text:style-name="P9">Monkey.</text:p>
      <text:p text:style-name="P9">Dog.</text:p>
      <text:p text:style-name="P9">Cat.</text:p>
      <text:list xml:id="list51739264317409" text:continue-numbering="true" text:style-name="WWNum1">
        <text:list-item>
          <text:list>
            <text:list-item>
              <text:list>
                <text:list-item>
                  <text:p text:style-name="P7"><text:span text:style-name="T1"><text:s/>By letters:</text:span> the subject and some of the letters corresponding to each word on the board are displayed.</text:p>
                </text:list-item>
              </text:list>
            </text:list-item>
          </text:list>
        </text:list-item>
      </text:list>
      <text:p text:style-name="P10">Animals:</text:p>
      <text:p text:style-name="P9">M _ _ <text:s/>_ e _</text:p>
      <text:p text:style-name="P9">_ o _</text:p>
      <text:p text:style-name="P9">_ a _ </text:p>
      <text:list xml:id="list51738166366020" text:continue-numbering="true" text:style-name="WWNum1">
        <text:list-item>
          <text:list>
            <text:list-item>
              <text:list>
                <text:list-item>
                  <text:p text:style-name="P7"><text:span text:style-name="T1">By length: </text:span>the subject and the the length of the words that have not been found is displayed for each board. </text:p>
                </text:list-item>
              </text:list>
            </text:list-item>
          </text:list>
        </text:list-item>
      </text:list>
      <text:p text:style-name="P10">Animals:</text:p>
      <text:p text:style-name="P11">3 x 5 letters.</text:p>
      <text:p text:style-name="P11">4 x 6 letters.</text:p>
      <text:p text:style-name="P5">In every case, the list of words that have already been found is displayed.</text:p>
      <text:list xml:id="list51737789794850" text:continue-numbering="true" text:style-name="WWNum1">
        <text:list-item>
          <text:p text:style-name="P3"><text:span text:style-name="T1"><text:s/>The rules</text:span></text:p>
        </text:list-item>
      </text:list>
      <text:p text:style-name="P4">Before starting the game, the amount of players and a nickname are chosen.</text:p>
      <text:p text:style-name="P6"><text:soft-page-break/><text:span text:style-name="T1"><text:s/>6.1 Single Player </text:span></text:p>
      <text:p text:style-name="P4">A single player can choose one of (3) three different game modes:</text:p>
      <text:p text:style-name="P4"><text:tab/><text:span text:style-name="T1">6.1.1 Practice Mode</text:span></text:p>
      <text:p text:style-name="P4"><text:span text:style-name="T1"><text:tab/></text:span>The player will have a single board with 12 words of the selected subject.</text:p>
      <text:p text:style-name="P4"><text:tab/><text:tab/><text:span text:style-name="T1">4.4.1.1 Time: </text:span>This mode has not time counter.</text:p>
      <text:p text:style-name="P4"><text:tab/><text:tab/><text:span text:style-name="T1">4.4.1.2 Score: </text:span>This mode has not scores.</text:p>
      <text:p text:style-name="P12"><text:span text:style-name="T1">4.4.1.3 End of the game: </text:span>The game is over when the player finds all the words on the board or requests the end of the game.</text:p>
      <text:p text:style-name="P4"><text:tab/><text:span text:style-name="T1">6.1.2 Simple Mode</text:span></text:p>
      <text:p text:style-name="P4"><text:span text:style-name="T1"><text:tab/></text:span>The player will have a single board with 12 words of the selected subject.</text:p>
      <text:p text:style-name="P4"><text:tab/><text:tab/><text:span text:style-name="T1">4.4.2.1 Time: </text:span>This mode has a time counter. The game starts counting from 0:00.</text:p>
      <text:p text:style-name="P12"><text:span text:style-name="T1">4.4.3.2 Score: </text:span>The score is calculated from the time counter. The number of seconds are translated into points. 1 second is equivalent to 100 points.</text:p>
      <text:p text:style-name="P12"><text:span text:style-name="T1">4.4.2.3</text:span> <text:span text:style-name="T1">End of the game: </text:span>The game is over when the player finds all the word of on the board. The final score is shown following the rule above.</text:p>
      <text:p text:style-name="P5"><text:tab/><text:span text:style-name="T1">6.1.3 Time Race Mode</text:span></text:p>
      <text:p text:style-name="P5"><text:span text:style-name="T1"><text:tab/><text:tab/></text:span>The player will have a single board with 12 words of the selected subject.</text:p>
      <text:p text:style-name="P12"><text:span text:style-name="T1">4.4.3.1 Time: </text:span>This mode has a time counter but in a decreasing mode. The game starts decreasing from <text:span text:style-name="T3">XX:00</text:span> to 0:00.</text:p>
      <text:p text:style-name="P12"><text:span text:style-name="T1">4.4.2.2 Score: </text:span>The score is calculated from the time counter and the number of words found. The number of seconds and words are translated into points. 1 word found is equivalent to 100 points. If there is time left, 1 second is equivalent to 300 points.</text:p>
      <text:p text:style-name="P12"><text:span text:style-name="T1">4.4.3.3</text:span> <text:span text:style-name="T1">End of the game: </text:span>The game is over either when the player finds all the words of the subject on the board or when the game time is 0:00. The final score is shown following the rule above.</text:p>
      <text:p text:style-name="P6"><text:span text:style-name="T1">6.2 Multiplayer</text:span></text:p>
      <text:p text:style-name="P5">The multiplayer version allows 2 players. </text:p>
      <text:p text:style-name="P5">Each player chooses a subject. The subjects are different.</text:p>
      <text:p text:style-name="P5">Before starting the game, a type of clue is chosen. This type is the same for both players.</text:p>
      <text:p text:style-name="P5">Each player have to find 8 words. All the words are placed on the same board. </text:p>
      <text:p text:style-name="P5">Each player have a turn of <text:span text:style-name="T4">X</text:span> time to find as many words (corresponding to the subject chosen) as possible. </text:p>
      <text:p text:style-name="P5">During the turn, the player is able to rotate the columns and rows as many times as wished.</text:p>
      <text:p text:style-name="P5">The clues are displayed to each player according to the type chosen.</text:p>
      <text:p text:style-name="P5">When the time is over, it is the other player's turn.</text:p>
      <text:p text:style-name="P5"><text:soft-page-break/>If a player finds a word corresponding to the other player's subject. This word is not accepted nor marked as found by the other player.</text:p>
      <text:p text:style-name="P5">The winner of the game is the first one who finds all the words on their list.</text:p>
      <text:p text:style-name="P5">In every mode, the player can request the end of the game, even if they have not finished playing.</text:p>
      <text:list xml:id="list51738534052442" text:continue-numbering="true" text:style-name="WWNum1">
        <text:list-item>
          <text:p text:style-name="P3"><text:span text:style-name="T1"><text:s/>Highscores</text:span></text:p>
        </text:list-item>
      </text:list>
      <text:p text:style-name="P5">For the simple mode and time-race mode mode, the top 5 highscores are available. Displaying the nickname and the corresponding score.</text:p>
      <text:list xml:id="list51737933299287" text:continue-numbering="true" text:style-name="WWNum1">
        <text:list-item>
          <text:p text:style-name="P3"><text:span text:style-name="T1"><text:s/>The instructions</text:span></text:p>
        </text:list-item>
      </text:list>
      <text:p text:style-name="P5">Before starting the game the rules of the game can be displayed.</text:p>
      <text:p text:style-name="P5">During the game, the rules can be displayed. In this case, the time is stopped (if the mode of playing mode requires i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3" meta:word-count="1029" meta:character-count="5420" meta:non-whitespace-character-count="4436"/>
    <meta:generator>LibreOfficeDev/5.1.0.3$Linux_X86_64 LibreOffice_project/</meta:generator>
  </office:meta>
</office:document-meta>
</file>